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none" fo:font-weight="bold" style:font-weight-asian="bold" style:font-weight-complex="bold"/>
    </style:style>
    <style:style style:name="P2" style:family="paragraph" style:parent-style-name="Standard">
      <style:paragraph-properties fo:text-align="center" style:justify-single-word="false"/>
      <style:text-properties fo:font-style="italic" style:text-underline-style="none" fo:font-weight="normal"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DEGAME</text:p>
      <text:p text:style-name="P1"/>
      <text:p text:style-name="P2">by The Beckett Brothers</text:p>
      <text:p text:style-name="P2"/>
      <text:p text:style-name="P5">Dramatis Personae</text:p>
      <text:p text:style-name="P4"/>
      <text:p text:style-name="P4">LEBB</text:p>
      <text:p text:style-name="P4">BRANN</text:p>
      <text:p text:style-name="P4">DUUD</text:p>
      <text:p text:style-name="P4">MANLY-MAN</text:p>
      <text:p text:style-name="P4"/>
      <text:p text:style-name="P3">A bare, silent room constructed entirely from mahogany and marble. On the left wall, two large windows, curtains drawn. Hanging on the right wall, about two dozen small pictures, their faces to the wall. Near the pictures, mahogany double doors, closed. Front right, two oversize bowling balls, holes pointed toward the ceiling. Center, in a wheelchair, wearing only an oversize gray cardigan, LEBB. Motionless near the right wall, standing with unnaturally erect posture, closely inspecting the pictures, wearing a badly tailored charcoal-colored suit, BRANN.</text:p>
      <text:p text:style-name="P3"/>
      <text:p text:style-name="P4">LEBB: <text:span text:style-name="T1">(Yawns.) </text:span>Hmph.</text:p>
      <text:p text:style-name="P4"/>
      <text:p text:style-name="P3">A momentary flash of purple-faced anger crosses BRANN's face as he is distracted from the pictures. He quickly composes himself, then goes to stand behind LEBB's wheelchair.</text:p>
      <text:p text:style-name="P3"><text:span text:style-name="T2"/></text:p>
      <text:p text:style-name="P3">Slowly he pushes LEBB to the right side of the room, facing the pictures, then stands for a minute behind him. BRANN moves to the left wall, facing the windows. He tries to open the curtains, but they are too massive and unwieldy. He notices a tasseled golden rope that will draw open the curtains, hanging from the top of the window. He reaches for the rope, but it is too high. Slowly he rises up to his tiptoes, then extends even further by lifting one of his feet. His fingers can just reach the tassel at the end of the rope. He grabs a bunch of tassel between his fingertips and tries to pull, but he can't get a good grip. His face, which faces the windows the entire time, grows increasingly purple as he repeats his attempt two more times. Then he quickly composes his face, crosses his hands behind his back, and walks slowly to the double doors. He opens the doors, then closes them by turning around, grabbing the outside handles, and taking about twenty tiny steps backward. </text:p>
      <text:p text:style-name="P3"/>
      <text:p text:style-name="P3">A minute of silence. </text:p>
      <text:p text:style-name="P3"/>
      <text:p text:style-name="P4">LEBB: <text:span text:style-name="T1">(Yawns.) </text:span>Ah yes. Ah … <text:span text:style-name="T1">(Yawns.)</text:span> ah me. I ask you, who feels more than I do the burdens of being a man? Do these bowling balls know what makes a man? Ah, <text:span text:style-name="T1">(Yawns.)</text:span> perhaps – perhaps as well as I know, no doubt. Perhaps. Yes! Perhaps the more of a man one is, the less one knows what makes one one. <text:span text:style-name="T1">(Pause.) </text:span>One, meaning a man. <text:span text:style-name="T1">(Pause.) </text:span>The less one knows what makes one a man. <text:span text:style-name="T1">(Pause.)</text:span> Before KO-rea, I was a man, but did not know it. Now, I know what I was but no longer am. <text:span text:style-name="T1">(Pause.) </text:span>No, no longer! <text:span text:style-name="T1">(Pause.)</text:span> Why? Why must I know? My God, can this lesson never be unlearned? It seems there is hardly – <text:span text:style-name="T1">(Yawns.) – </text:span>a single minute in which I am not reminded of what a man is. <text:span text:style-name="T1">(Long yawn.) </text:span>Exhausting business, really. And yet –</text:p>
      <text:p text:style-name="P4"/>
      <text:p text:style-name="P3">LEBB scowls as he is interrupted by sounds of clanging outside the doors. After the sounds of a struggle, BRANN bursts through the doors, his face purple and sweaty, straining to carry an extremely long metal ladder. LEBB neither moves nor speaks as BRANN hauls the ladder to the windows, huffing and puffing, but quickly composing his face whenever he looks in LEBB's direction. BRANN eventually <text:soft-page-break/>gets the ladder set up, then slowly climbs just two steps. Resuming his usual erect posture, he gracefully pulls the golden rope and draws back the curtains.</text:p>
      <text:p text:style-name="P3"/>
      <text:p text:style-name="P3">The windows are mullioned. The reveal raging flames. BRANN smirks in self-satisfaction as he dismounts the ladder and stands, hands crossed behind his back, mesmerized by the flames, a rapturous expression starting to dawn on his face. But just before it can fully emerge:</text:p>
      <text:p text:style-name="P3"/>
      <text:p text:style-name="P4">LEBB: Hmph.</text:p>
      <text:p text:style-name="P4"/>
      <text:p text:style-name="P3">BRANN's face discolors once again, and once again he composes it as he crosses the room and pushes LEBB up to the windows. Now LEBB stares into the flames, his face gradually hardening into a determined grimace. After perhaps ten seconds, a tear crawls down his cheek.</text:p>
      <text:p text:style-name="P3"/>
      <text:p text:style-name="P3">Seeing the tear, BRANN turns purple again and his whole body shudders. Composing himself yet again, he crosses back to the pictures and resumes scrutinizing them.</text:p>
      <text:p text:style-name="P3"/>
      <text:p text:style-name="P3">For perhaps a minute, nothing happens.</text:p>
      <text:p text:style-name="P3"><text:span text:style-name="T1"/></text:p>
      <text:p text:style-name="P3">Then, sounds of whalesong and tendrils of gray-green smoke start to emanate from one of the oversize bowling balls. At first BRANN tries to ignore the intrusions, but the whalesong gets gradually louder and the smoke more voluminous, until the bowling ball is no longer visible. Finally, BRANN, purple with rage, shouts in his loudest voice:</text:p>
      <text:p text:style-name="P3"/>
      <text:p text:style-name="P4">BRANN: MAY I HELP YOU?</text:p>
      <text:p text:style-name="P4"/>
      <text:p text:style-name="P3">The cloud of smoke is waved away from within by a pair of arms. Gradually DUUD is revealed, standing in one of the holes of the bowling ball, wearing a bathrobe and sunglasses, listening to a Walkman. Noticing BRANN, he removes his headphones. For a moment the sound of whalesong is deafening. DUUD turns off the Walkman, then stares blankly at BRANN for several seconds.</text:p>
      <text:p text:style-name="P3"/>
      <text:p text:style-name="P4">DUUD: What's that?</text:p>
      <text:p text:style-name="P4"/>
      <text:p text:style-name="P4">BRANN <text:span text:style-name="T1">(completely composed)</text:span>: Sir, may I <text:span text:style-name="T1">help</text:span> you?</text:p>
      <text:p text:style-name="P4"/>
      <text:p text:style-name="P4">DUUD: Yeah, man. I'm here to see Mr. Lebb.</text:p>
      <text:p text:style-name="P4"/>
      <text:p text:style-name="P3">LEBB is audibly crying now. BRANN looks acutely distressed.</text:p>
      <text:p text:style-name="P3"><text:span text:style-name="T2"/></text:p>
      <text:p text:style-name="P3"><text:span text:style-name="T2">BRANN: And you are?</text:span></text:p>
      <text:p text:style-name="P3"><text:span text:style-name="T2"/></text:p>
      <text:p text:style-name="P3"><text:span text:style-name="T2">DUUD: I'm also Mr. Lebb. </text:span>(Pause.) <text:span text:style-name="T2">I mean, my name is also Mr. Lebb. Obviously I'm not two people. </text:span>(Pause.)<text:span text:style-name="T2"> Though if I were, that would raise all kinds of intriguing possibilities, man. I must say. </text:span>(Pause.) <text:span text:style-name="T2">For instance sexual possibilities. </text:span></text:p>
      <text:p text:style-name="P3"><text:span text:style-name="T2"/></text:p>
      <text:p text:style-name="P4">BRANN <text:span text:style-name="T1">(releasing a gale of forced laughter)</text:span>: Ah! Ah ha ha ha ha! </text:p>
      <text:p text:style-name="P4"/>
      <text:p text:style-name="P3">(Pause.)</text:p>
      <text:p text:style-name="P3"/>
      <text:p text:style-name="P4">BRANN: And so you are a relation of Mr. Lebb's?</text:p>
      <text:p text:style-name="P4"><text:soft-page-break/></text:p>
      <text:p text:style-name="P4">DUUD: No, man, no relation. He's not my father or anything like that. <text:span text:style-name="T1">(Pause.) </text:span>Though my old man did always say that if it hadn't been him it would've been someone else. <text:span text:style-name="T1">(Pause.) </text:span>My family wasn't real big on filial piety. <text:span text:style-name="T1">(Pause.) </text:span>So you might say that Mr. Lebb's as good as a father to me.</text:p>
      <text:p text:style-name="P4"/>
      <text:p text:style-name="P3">LEBB's crying has gotten louder.</text:p>
      <text:p text:style-name="P3"/>
      <text:p text:style-name="P4">BRANN <text:span text:style-name="T1">(almost shouting to drown out the crying)</text:span>: Yes! Well! Very good! And do you have an appointment with Mr. Lebb?</text:p>
      <text:p text:style-name="P4"/>
      <text:p text:style-name="P4">DUUD: Appointment? No, man. Why, is Mr. Lebb a busy man?</text:p>
      <text:p text:style-name="P4"/>
      <text:p text:style-name="P4">BRANN: Oh very busy. Certainly, he can't seem to find the time to finish his many projects, nor the time to enjoy himself in recreations. He might be the busiest man alive! <text:span text:style-name="T1">(Pause.) </text:span>And what is the purpose of your visit, Mr. Lebb?</text:p>
      <text:p text:style-name="P4"/>
      <text:p text:style-name="P4">DUUD: Mr. Lebb? Oh right, you think I'm Mr. Lebb. No, man! Your boss is Mr. Lebb. <text:span text:style-name="T1">I'm</text:span> the Duud. </text:p>
      <text:p text:style-name="P4"/>
      <text:p text:style-name="P4">BRANN: Very well then, Duud, and what is the purpose of your visit? </text:p>
      <text:p text:style-name="P4"/>
      <text:p text:style-name="P3">(Pause.)</text:p>
      <text:p text:style-name="P4"/>
      <text:p text:style-name="P4">DUUD: The purpose of my visit. Definitely can't visit without a purpose. <text:span text:style-name="T1">(Pause. DUUD studies his own fingernails for a minute, meditating. Then, brightly:) </text:span>Yeah, man. It's about this rug. <text:span text:style-name="T1">(Pause.)</text:span> Which, I should probably disclose up front, really tied the room together. <text:span text:style-name="T1">(Pause.) </text:span>I spent years looking for that rug, man, before I even knew I was looking for it. My room, well, you know, all the stuff in it was, like <text:span text:style-name="T1">in </text:span>it, as in they were near each other. <text:span text:style-name="T1">(Pause.) </text:span>So in that sense they were together. But there was something about them that failed to reconcile. It was like, what's this phone doing next to this couch? <text:span text:style-name="T1">(Pause.) </text:span>Why have these two entities, which seem to be completely foreign to one another, been fated to pass the short span of their existence in each other's company? <text:span text:style-name="T1">(Pause.) </text:span>The vibe was less than ideal. <text:span text:style-name="T1">(BRANN nods sagely.) </text:span>But then I found this rug, and this rug, it was like, of course you belong together, phone and couch! You are both part of the great cosmic appurtenance! But by yourselves, you know, you can't express it – you, like, <text:span text:style-name="T1">need</text:span> that rug to bring you out of yourselves and into the great ensemble! Bowling! Thai-stick! Breaking into ROTC! Fuckin' <text:span text:style-name="T1">whalesong</text:span>, man! The cosmos is full of beauty and glory, but that phone and that couch didn't know it until that fuckin' rug revealed it unto them! <text:span text:style-name="T1">(Pause.) </text:span>But some Chinaman came and peed on it, man. </text:p>
      <text:p text:style-name="P4"/>
      <text:p text:style-name="P4">BRANN: That is not, uh, the preferred nomenclature –</text:p>
      <text:p text:style-name="P4"/>
      <text:p text:style-name="P4">DUUD: And I believe that that Chinaman truly intended to pee on Mr. Lebb's rug. He didn't even want to pee on mine. <text:span text:style-name="T1">(Pause. A tear rolls down DUUD's cheek. BRANN shudders a little at the sight of it.</text:span>) Fuckin' A. <text:span text:style-name="T1">(Pause.) </text:span>So that is what this visit is regarding.</text:p>
      <text:p text:style-name="P4"/>
      <text:p text:style-name="P3">LEBB's sobbing continues.</text:p>
      <text:p text:style-name="P3"/>
      <text:p text:style-name="P4">BRANN (<text:span text:style-name="T1">still trying to avoid a prolonged silence)</text:span>: Well, Duud, let me bring this matter to Mr. Lebb's attention. In the meantime, you may inspect the backs of these pictures of the many beneficiaries of Mr. Lebb's tireless efforts on behalf of the less manly. </text:p>
      <text:p text:style-name="P4"/>
      <text:p text:style-name="P4"><text:soft-page-break/>DUUD: That's OK. I'm not really, uh.</text:p>
      <text:p text:style-name="P4"/>
      <text:p text:style-name="P4">BRANN: No, please! But please, uh, do not turn any of them around. <text:span text:style-name="T1">(Brief pause.) </text:span>They are very precious, and very sensitive to light.</text:p>
      <text:p text:style-name="P4"/>
      <text:p text:style-name="P3">BRANN crosses over to LEBB and begins whispering inaudibly in his ear.<text:span text:style-name="T2"> </text:span>DUUD inspects the backs of the pictures. Looking over his shoulder to confirm that BRANN is occupied, he turns one of the pictures around. It turns out to be a photograph of teenage boy covered in dirt, wearing a badge that reads, “Little Lebb Manly-Man.” The MANLY-MAN blinks several times, his eyes focusing on DUUD. </text:p>
      <text:p text:style-name="P3"/>
      <text:p text:style-name="P4">MANLY-MAN: Do you work for Mr. Lebb?</text:p>
      <text:p text:style-name="P4"/>
      <text:p text:style-name="P4">DUUD: Nah, you?</text:p>
      <text:p text:style-name="P4"/>
      <text:p text:style-name="P4">MANLY-MAN <text:span text:style-name="T1">(shouting)</text:span>: Hell no!</text:p>
      <text:p text:style-name="P4"/>
      <text:p text:style-name="P4"><text:span text:style-name="T1">BRANN looks over at the picture in alarm, and is about to tell DUUD to turn it back around, but LEBB beckons him back into their whispered conversation.</text:span></text:p>
      <text:p text:style-name="P4"><text:span text:style-name="T1"/></text:p>
      <text:p text:style-name="P4">MANLY-MAN: Let me tell you something. Little Lebb's Manly-Man Scouts are FUCKED. UP. Before I met Mr. Lebb, I liked to hang out at home and read books. <text:span text:style-name="T1">(Pause.) </text:span>I ate dinner with my family every night. I played hackey-sack with my friends at school. <text:span text:style-name="T1">(Pause.) </text:span>I volunteered at a soup kitchen. <text:span text:style-name="T1">(Pause.) </text:span>Then stupid Mr. Brann came to school and made us all feel bad for our lives being so easy. “Soooooo eeeeeeasy,” is how he said it. He said that if we wanted to make it in the real world we would have to man up. Once I joined the Manly-Men they kept making me do more and more pointless crap. It took up my whole life! Going through obstacle courses and camping for three days with nothing but a knife, eating raw steaks, and investing our parents' money in Mr. Lebb's CDOs. <text:span text:style-name="T1">(Pause.) </text:span>Whatever the fuck <text:span text:style-name="T1">those </text:span>are! Now my family has no money and I'm failing all my classes and I'm covered in dirt and GAAAAHHHH! FUCK. THIS. GUY!!!!!!!! Manly-Men are BULLSHIT!</text:p>
      <text:p text:style-name="P4"/>
      <text:p text:style-name="P3">BRANN finally disengages himself and quickly, avoiding eye contact with everybody, turns MANLY-MAN back towards the wall. His muffled voice makes uninterpretable noises for the rest of the scene.</text:p>
      <text:p text:style-name="P3"/>
      <text:p text:style-name="P4">BRANN: A ha ha. Yes, you see, the pictures do not react well to light and become, ah, demented, when exposed to it.</text:p>
      <text:p text:style-name="P4"/>
      <text:p text:style-name="P4">DUUD: Uh-huh. <text:span text:style-name="T1">(Pause.) </text:span>So where are we on that rug?</text:p>
      <text:p text:style-name="P4"/>
      <text:p text:style-name="P4">BRANN: Mr. Lebb will see you now.</text:p>
      <text:p text:style-name="P4"/>
      <text:p text:style-name="P3">BRANN leaves the room, closing the double doors as before.<text:span text:style-name="T2"> </text:span>DUUD steps slowly out of the bowling ball, then begins to approach LEBB, who is still facing the windows. LEBB spins around very quickly to face him.</text:p>
      <text:p text:style-name="P3"/>
      <text:p text:style-name="P4">LEBB: OK, sir, you're Lebb, I'm also Lebb, that's just great. That's just the first thing that I need right now, is another one of me. Or someone who isn't me, but whose difference from me may be no greater than my own distance from my true self. <text:span text:style-name="T1">(Pause.) </text:span>Either way! A colossal pain in the ass, sir! <text:span text:style-name="T1">(Pause.) </text:span>I'm a very busy man, Mr. Lebb. Now what can I do for you?</text:p>
      <text:p text:style-name="P4"/>
      <text:p text:style-name="P4"><text:soft-page-break/>DUUD: Well, sir, it's this rug I have, it really tied the room together –</text:p>
      <text:p text:style-name="P4"/>
      <text:p text:style-name="P4">LEBB: You told Brann, Brann whispered it in my ear! Now where do I fit in?</text:p>
      <text:p text:style-name="P4"/>
      <text:p text:style-name="P4">DUUD: Well, they were looking for you, the guys who peed on it –</text:p>
      <text:p text:style-name="P4"/>
      <text:p text:style-name="P4">LEBB: I'll say it again! You told Brann, Brann whispered it in my ear! <text:span text:style-name="T1">(Pause.) </text:span>Now <text:span text:style-name="T1">where</text:span> do <text:span text:style-name="T1">I</text:span> fit in?</text:p>
      <text:p text:style-name="P4"/>
      <text:p text:style-name="P4">DUUD: Well. <text:span text:style-name="T1">(Pause.) </text:span>You see, Mr. Lebb … it seems to <text:span text:style-name="T1">me</text:span> that you've been sending out some kind of toxic vibes to the things and people in your life. <text:span text:style-name="T1">(Pause.) </text:span>And, uh, furthermore, pursuant to that last point, ah, it seems to me that this vibe, or karmic momentum, if you like, this, ah – <text:span text:style-name="T1">(Long yawn.) –</text:span> this face of greed and insecurity that you have turned toward the cosmos, has spread from you to certain China – ah, to certain human individuals, who now also wish to destroy the precious gardens of the spirit that domesticity, in its highest phases, represents.</text:p>
      <text:p text:style-name="P4"/>
      <text:p text:style-name="P4">LEBB: That's all very well Mr. Lebb, anybody could have told you that! Hah! HAH, sir! You take me for an ignoramus! <text:span text:style-name="T1">(Pause.) </text:span>You think that I need your “groovy” philosophical handouts! And in exchange for this you wish for an actual handout from me! Is this not so? Is this not the exchange by which you carry on your evidently so very <text:span text:style-name="T1">charmed </text:span>life? <text:span text:style-name="T1">(Pause.) </text:span>Your life, that is, of being a WORTHLESS BUM? <text:span text:style-name="T1">(Pause.)</text:span> When will we be getting down to cases, Mr. Lebb?</text:p>
      <text:p text:style-name="P4"/>
      <text:p text:style-name="P4">DUUD: Well, Mr. Lebb, since you seem to be the fons et origo of the pee that ruined my rug, so I was hoping that you would replace it.</text:p>
      <text:p text:style-name="P4"/>
      <text:p text:style-name="P4">LEBB: Did I, personally, pee on your rug, Mr. Lebb?</text:p>
      <text:p text:style-name="P4"/>
      <text:p text:style-name="P4">DUUD: What do you mean, did you do it personally? <text:span text:style-name="T1">(Pause.) </text:span>If, if, like, your intention was at the root of the deed, but another hand, or in this case another dick, executed it, is that you doing it personally? <text:span text:style-name="T1">(Pause.) </text:span>Because, ah, that's what I am insinuating. <text:span text:style-name="T1">(Pause.) </text:span>Though on the other hand, if your dick had peed on my rug without you intending it, for instance if you were incontinent, then, ah, I suppose I would also want you to replace the rug. <text:span text:style-name="T1">(Pause.) </text:span>Lotta ins and outs to this question. <text:span text:style-name="T1">(Pause.) </text:span>Lotta what have yous.</text:p>
      <text:p text:style-name="P4"/>
      <text:p text:style-name="P4">LEBB: What in God's name are you blathering about? I will not hear of ins and outs! <text:span text:style-name="T1">(Pause.) </text:span>I will not hear of what have yous! <text:span text:style-name="T1">(Pause.) </text:span>This question, or any other question, may or may not have any number of ins or outs or what have yous. God knows I have explored my own quantum of questions, answering them all to my own satisfaction you may be sure! <text:span text:style-name="T1">(Pause.) </text:span>Oh yes, of that you may be very sure! And never did any number of ins, or outs, or what have yous lead me to believe for a single moment that another man could solve my problems for me! <text:span text:style-name="T1">(Pause.) </text:span>That's the problem with people today! Thinking that they deserve answers to every question! </text:p>
      <text:p text:style-name="P4"><text:span text:style-name="T1"/></text:p>
      <text:p text:style-name="P4"><text:span text:style-name="T1">Long pause. LEBB turns back toward the fiery windows.</text:span></text:p>
      <text:p text:style-name="P4"><text:span text:style-name="T1"/></text:p>
      <text:p text:style-name="P4">DUUD: Ah, so no dice on the rug then I take it? </text:p>
      <text:p text:style-name="P4"/>
      <text:p text:style-name="P3">LEBB is silent for several seconds.</text:p>
      <text:p text:style-name="P3"/>
      <text:p text:style-name="P4">LEBB: Trying to get to the bottom of everything! That's what you're doing. You fancy yourself some kind of Inspector Dupin! Thinking that you will penetrate life's mysteries! <text:span text:style-name="T1">(Pause.) </text:span>That's what you <text:soft-page-break/>think makes a man, isn't it Mr. Lebb? Penetrating life's mysteries? </text:p>
      <text:p text:style-name="P4"/>
      <text:p text:style-name="P4">DUUD: That and a pair of balls, sure.</text:p>
      <text:p text:style-name="P4"/>
      <text:p text:style-name="P4">LEBB: Ha! <text:span text:style-name="T1">(Long yawn.) </text:span>HA! </text:p>
      <text:p text:style-name="P4"/>
      <text:p text:style-name="P3">A very long pause. Eventually BRANN returns.</text:p>
      <text:p text:style-name="P3"/>
      <text:p text:style-name="P4">BRANN: Has your, ah, encounter concluded, gentlemen?</text:p>
      <text:p text:style-name="P4"><text:span text:style-name="T2"/></text:p>
      <text:p text:style-name="P3">LEBB and DUUD state into each other's eyes for a full minute, neither altering their expression. BRANN clasps his hands behind his back, waiting patiently for a reply, but none is forthcoming. </text:p>
      <text:p text:style-name="P3"/>
      <text:p text:style-name="P3">DUUD, never breaking eye contact with LEBB, rolls a joint. </text:p>
      <text:p text:style-name="P3"/>
      <text:p text:style-name="P4">LEBB: <text:span text:style-name="T1">(Yawns.) </text:span>Hmph.</text:p>
      <text:p text:style-name="P4"/>
      <text:p text:style-name="P3">As DUUD lights his joint, BRANN crosses the room and begins to push LEBB around its perimeter, circling slowly around DUUD. DUUD shrugs and continues to puff away. </text:p>
      <text:p text:style-name="P3"/>
      <text:p text:style-name="P3">Slow fade to blac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Raber</meta:initial-creator>
    <meta:creation-date>2012-05-12T17:31:50</meta:creation-date>
    <dc:date>2012-05-12T21:56:45</dc:date>
    <dc:creator>Jesse Raber</dc:creator>
    <meta:editing-duration>PT3H36M54S</meta:editing-duration>
    <meta:editing-cycles>9</meta:editing-cycles>
    <meta:generator>LibreOffice/3.4$Unix LibreOffice_project/340m1$Build-402</meta:generator>
    <meta:document-statistic meta:table-count="0" meta:image-count="0" meta:object-count="0" meta:page-count="6" meta:paragraph-count="81" meta:word-count="2612" meta:character-count="14479" meta:non-whitespace-character-count="11932"/>
  </office:meta>
</office:document-meta>
</file>